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use-window-font-color="true" loext:opacity="0%" style:font-name="Liberation Serif" fo:font-size="12pt" fo:font-weight="normal" officeooo:rsid="00355329" officeooo:paragraph-rsid="003f1a09" style:font-size-asian="12pt" style:font-weight-asian="normal" style:font-size-complex="12pt" style:font-weight-complex="normal"/>
    </style:style>
    <style:style style:name="P2" style:family="paragraph" style:parent-style-name="Standard" style:list-style-name="L1">
      <style:text-properties style:use-window-font-color="true" loext:opacity="0%" style:font-name="Liberation Serif" fo:font-size="12pt" fo:font-weight="normal" officeooo:rsid="0034a562" officeooo:paragraph-rsid="0034a562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text-properties style:use-window-font-color="true" loext:opacity="0%" style:font-name="Liberation Serif" fo:font-size="12pt" fo:font-weight="normal" officeooo:rsid="0034a562" officeooo:paragraph-rsid="003c91c4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text-properties style:use-window-font-color="true" loext:opacity="0%" style:font-name="Liberation Serif" fo:font-size="12pt" fo:font-weight="normal" officeooo:rsid="0034a562" officeooo:paragraph-rsid="003ab62c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text-properties style:use-window-font-color="true" loext:opacity="0%" style:font-name="Liberation Serif" fo:font-size="12pt" fo:font-weight="normal" officeooo:rsid="0034a562" officeooo:paragraph-rsid="003f1a09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text-properties style:use-window-font-color="true" loext:opacity="0%" style:font-name="Liberation Serif" fo:font-size="12pt" fo:font-weight="normal" officeooo:rsid="003c91c4" officeooo:paragraph-rsid="003c91c4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text-properties style:use-window-font-color="true" loext:opacity="0%" style:font-name="Liberation Serif" fo:font-size="12pt" fo:font-weight="normal" officeooo:rsid="003c91c4" officeooo:paragraph-rsid="003f1a09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text-properties style:use-window-font-color="true" loext:opacity="0%" style:font-name="Liberation Serif" fo:font-size="12pt" fo:font-weight="normal" officeooo:rsid="0041a6ef" officeooo:paragraph-rsid="0041a6ef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text-properties style:use-window-font-color="true" loext:opacity="0%" style:font-name="Liberation Serif" fo:font-size="12pt" fo:font-weight="normal" officeooo:rsid="003da829" officeooo:paragraph-rsid="003da829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text-properties style:use-window-font-color="true" loext:opacity="0%" style:font-name="Liberation Serif" fo:font-size="12pt" fo:font-weight="normal" officeooo:rsid="003da829" officeooo:paragraph-rsid="00427e05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text-properties style:use-window-font-color="true" loext:opacity="0%" style:font-name="Liberation Serif" fo:font-size="12pt" fo:font-weight="normal" officeooo:rsid="003e79a7" officeooo:paragraph-rsid="003e79a7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text-properties style:use-window-font-color="true" loext:opacity="0%" style:font-name="Liberation Serif" fo:font-size="12pt" fo:font-weight="normal" officeooo:rsid="003e79a7" officeooo:paragraph-rsid="00427e05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text-properties style:use-window-font-color="true" loext:opacity="0%" style:font-name="Liberation Serif" fo:font-size="12pt" fo:font-weight="normal" officeooo:rsid="0038db18" officeooo:paragraph-rsid="0038db18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text-properties style:use-window-font-color="true" loext:opacity="0%" style:font-name="Liberation Serif" fo:font-size="12pt" fo:font-weight="normal" officeooo:rsid="0038db18" officeooo:paragraph-rsid="003c91c4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text-properties style:use-window-font-color="true" loext:opacity="0%" style:font-name="Liberation Serif" fo:font-size="12pt" fo:font-weight="normal" officeooo:rsid="003f1a09" officeooo:paragraph-rsid="003f1a09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text-properties style:use-window-font-color="true" loext:opacity="0%" style:font-name="Liberation Serif" fo:font-size="12pt" fo:font-weight="normal" officeooo:rsid="003c0dcc" officeooo:paragraph-rsid="003c0dcc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text-properties style:use-window-font-color="true" loext:opacity="0%" style:font-name="Liberation Serif" fo:font-size="12pt" fo:font-weight="normal" officeooo:rsid="0036ef16" officeooo:paragraph-rsid="003f1a09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text-properties style:use-window-font-color="true" loext:opacity="0%" style:font-name="Liberation Serif" fo:font-size="12pt" fo:font-weight="normal" officeooo:rsid="00407d60" officeooo:paragraph-rsid="00407d60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text-properties style:use-window-font-color="true" loext:opacity="0%" style:font-name="Liberation Serif" fo:font-size="12pt" fo:font-style="normal" fo:font-weight="normal" officeooo:rsid="0038db18" officeooo:paragraph-rsid="0038db18" style:font-size-asian="12pt" style:font-style-asian="normal" style:font-weight-asian="normal" style:font-size-complex="12pt" style:font-weight-complex="normal"/>
    </style:style>
    <style:style style:name="P20" style:family="paragraph" style:parent-style-name="Standard" style:list-style-name="L1">
      <style:text-properties style:use-window-font-color="true" loext:opacity="0%" style:font-name="Liberation Serif" fo:font-size="12pt" fo:font-style="normal" fo:font-weight="normal" officeooo:rsid="0038db18" officeooo:paragraph-rsid="003f1a09" style:font-size-asian="12pt" style:font-style-asian="normal" style:font-weight-asian="normal" style:font-size-complex="12pt" style:font-weight-complex="normal"/>
    </style:style>
    <style:style style:name="P21" style:family="paragraph" style:parent-style-name="Standard" style:list-style-name="L1">
      <style:text-properties style:use-window-font-color="true" loext:opacity="0%" style:font-name="Liberation Serif" fo:font-size="12pt" fo:font-style="normal" fo:font-weight="normal" officeooo:rsid="003c91c4" officeooo:paragraph-rsid="003c91c4" style:font-size-asian="12pt" style:font-style-asian="normal" style:font-weight-asian="normal" style:font-size-complex="12pt" style:font-weight-complex="normal"/>
    </style:style>
    <style:style style:name="P22" style:family="paragraph" style:parent-style-name="Standard" style:list-style-name="L1">
      <style:text-properties style:use-window-font-color="true" loext:opacity="0%" style:font-name="Liberation Serif" fo:font-size="12pt" fo:font-style="normal" fo:font-weight="normal" officeooo:rsid="003c0dcc" officeooo:paragraph-rsid="003c91c4" style:font-size-asian="12pt" style:font-style-asian="normal" style:font-weight-asian="normal" style:font-size-complex="12pt" style:font-weight-complex="normal"/>
    </style:style>
    <style:style style:name="P23" style:family="paragraph" style:parent-style-name="Standard" style:list-style-name="L1">
      <style:text-properties style:use-window-font-color="true" loext:opacity="0%" style:font-name="Liberation Serif" fo:font-size="12pt" fo:font-style="normal" fo:font-weight="normal" officeooo:rsid="003c0dcc" officeooo:paragraph-rsid="003f1a09" style:font-size-asian="12pt" style:font-style-asian="normal" style:font-weight-asian="normal" style:font-size-complex="12pt" style:font-weight-complex="normal"/>
    </style:style>
    <style:style style:name="P24" style:family="paragraph" style:parent-style-name="Standard" style:list-style-name="L1">
      <style:text-properties style:use-window-font-color="true" loext:opacity="0%" style:font-name="Liberation Serif" fo:font-size="12pt" fo:font-style="normal" fo:font-weight="normal" officeooo:rsid="003f1a09" officeooo:paragraph-rsid="003f1a09" style:font-size-asian="12pt" style:font-style-asian="normal" style:font-weight-asian="normal" style:font-size-complex="12pt" style:font-weight-complex="normal"/>
    </style:style>
    <style:style style:name="P25" style:family="paragraph" style:parent-style-name="Standard" style:list-style-name="L1">
      <style:text-properties style:use-window-font-color="true" loext:opacity="0%" style:font-name="Liberation Serif" fo:font-size="12pt" fo:font-style="normal" fo:font-weight="normal" officeooo:rsid="003f1a09" officeooo:paragraph-rsid="00407d60" style:font-size-asian="12pt" style:font-style-asian="normal" style:font-weight-asian="normal" style:font-size-complex="12pt" style:font-weight-complex="normal"/>
    </style:style>
    <style:style style:name="P26" style:family="paragraph" style:parent-style-name="Standard" style:list-style-name="L1">
      <style:text-properties style:use-window-font-color="true" loext:opacity="0%" style:font-name="Liberation Serif" fo:font-size="12pt" fo:font-style="normal" fo:font-weight="normal" officeooo:rsid="0034a562" officeooo:paragraph-rsid="003f1a09" style:font-size-asian="12pt" style:font-style-asian="normal" style:font-weight-asian="normal" style:font-size-complex="12pt" style:font-weight-complex="normal"/>
    </style:style>
    <style:style style:name="P27" style:family="paragraph" style:parent-style-name="Standard" style:list-style-name="L1">
      <style:text-properties style:use-window-font-color="true" loext:opacity="0%" officeooo:rsid="0034a562" officeooo:paragraph-rsid="0034a562"/>
    </style:style>
    <style:style style:name="P28" style:family="paragraph" style:parent-style-name="Standard" style:list-style-name="L1">
      <style:paragraph-properties fo:break-before="page"/>
      <style:text-properties style:use-window-font-color="true" loext:opacity="0%" style:font-name="Liberation Serif" fo:font-size="12pt" fo:font-weight="normal" officeooo:rsid="00355329" officeooo:paragraph-rsid="003f1a09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break-before="page"/>
      <style:text-properties style:use-window-font-color="true" loext:opacity="0%" style:font-name="Liberation Serif" fo:font-size="12pt" fo:font-weight="normal" officeooo:rsid="0034a562" officeooo:paragraph-rsid="003f1a09" style:font-size-asian="12pt" style:font-weight-asian="normal" style:font-size-complex="12pt" style:font-weight-complex="normal"/>
    </style:style>
    <style:style style:name="T1" style:family="text">
      <style:text-properties fo:font-style="normal" style:font-style-asian="normal"/>
    </style:style>
    <style:style style:name="T2" style:family="text">
      <style:text-properties fo:font-style="normal" officeooo:rsid="003ab62c" style:font-style-asian="normal"/>
    </style:style>
    <style:style style:name="T3" style:family="text">
      <style:text-properties fo:font-style="normal" officeooo:rsid="003c0dcc" style:font-style-asian="normal"/>
    </style:style>
    <style:style style:name="T4" style:family="text">
      <style:text-properties fo:font-style="normal" officeooo:rsid="0038db18" style:font-style-asian="normal"/>
    </style:style>
    <style:style style:name="T5" style:family="text">
      <style:text-properties fo:font-style="normal" officeooo:rsid="003c91c4" style:font-style-asian="normal"/>
    </style:style>
    <style:style style:name="T6" style:family="text">
      <style:text-properties fo:font-style="normal" officeooo:rsid="003f1a09" style:font-style-asian="normal"/>
    </style:style>
    <style:style style:name="T7" style:family="text">
      <style:text-properties officeooo:rsid="00355329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А, Б, .., Аа, Бб, ... (ru)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а, б, .., аа, аб, ... (ru)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32264490" text:style-name="L1">
        <text:list-item>
          <text:list>
            <text:list-item>
              <text:p text:style-name="P27">Annotations</text:p>
              <text:list>
                <text:list-item>
                  <text:p text:style-name="P2">Commonly Used Annotations</text:p>
                  <text:list>
                    <text:list-item>
                      <text:p text:style-name="P6">Bean</text:p>
                      <text:list>
                        <text:list-item>
                          <text:p text:style-name="P8">Package</text:p>
                          <text:list>
                            <text:list-item>
                              <text:p text:style-name="P8">org.springframework.context.annotation.Bea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ComponentScan</text:p>
                      <text:list>
                        <text:list-item>
                          <text:p text:style-name="P11">Package</text:p>
                          <text:list>
                            <text:list-item>
                              <text:p text:style-name="P11">org.springframework.context.annotation.ComponentSca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Configuration</text:p>
                      <text:list>
                        <text:list-item>
                          <text:p text:style-name="P11">Package</text:p>
                          <text:list>
                            <text:list-item>
                              <text:p text:style-name="P12">org.springframework.context.annotation.Configuratio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EnableAutoConfiguration</text:p>
                      <text:list>
                        <text:list-item>
                          <text:p text:style-name="P11">Package</text:p>
                          <text:list>
                            <text:list-item>
                              <text:p text:style-name="P11">org.springframework.boot.autoconfigure.EnableAutoConfiguratio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">SpringBootApplication</text:p>
                      <text:list>
                        <text:list-item>
                          <text:p text:style-name="P6">Package</text:p>
                          <text:list>
                            <text:list-item>
                              <text:p text:style-name="P11">org.springframework.boot.autoconfigure.SpringBootApplication</text:p>
                            </text:list-item>
                          </text:list>
                        </text:list-item>
                        <text:list-item>
                          <text:p text:style-name="P11">Notes</text:p>
                          <text:list>
                            <text:list-item>
                              <text:p text:style-name="P11">Comprised of three other annotations</text:p>
                              <text:list>
                                <text:list-item>
                                  <text:p text:style-name="P11">Configuration</text:p>
                                </text:list-item>
                                <text:list-item>
                                  <text:p text:style-name="P11">EnableAutoConfiguration</text:p>
                                </text:list-item>
                                <text:list-item>
                                  <text:p text:style-name="P11">ComponentSc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JsonBackReference</text:p>
                      <text:list>
                        <text:list-item>
                          <text:p text:style-name="P6">Package</text:p>
                          <text:list>
                            <text:list-item>
                              <text:p text:style-name="P3">com.fasterxml.jackson.annotation.JsonBackReferenc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JsonIgnore</text:p>
                      <text:list>
                        <text:list-item>
                          <text:p text:style-name="P6">Package</text:p>
                          <text:list>
                            <text:list-item>
                              <text:p text:style-name="P2">com.fasterxml.jackson.annotation.JsonIgnor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Id</text:p>
                      <text:list>
                        <text:list-item>
                          <text:p text:style-name="P6">Package</text:p>
                          <text:list>
                            <text:list-item>
                              <text:p text:style-name="P4"><text:span text:style-name="T1">javax.persistence.</text:span><text:span text:style-name="T2">I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Entity</text:p>
                      <text:list>
                        <text:list-item>
                          <text:p text:style-name="P6">Package</text:p>
                          <text:list>
                            <text:list-item>
                              <text:p text:style-name="P19">javax.persistence.Entity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Table</text:p>
                      <text:list>
                        <text:list-item>
                          <text:p text:style-name="P6">Package</text:p>
                          <text:list>
                            <text:list-item>
                              <text:p text:style-name="P19">javax.persistence.Tabl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Column</text:p>
                      <text:list>
                        <text:list-item>
                          <text:p text:style-name="P6">Package</text:p>
                          <text:list>
                            <text:list-item>
                              <text:p text:style-name="P14">javax.persistence.Colum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">Index</text:p>
                      <text:list>
                        <text:list-item>
                          <text:p text:style-name="P15">Package</text:p>
                          <text:list>
                            <text:list-item>
                              <text:p text:style-name="P15">javax.persistence.Index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">Min</text:p>
                      <text:list>
                        <text:list-item>
                          <text:p text:style-name="P21">Package</text:p>
                          <text:list>
                            <text:list-item>
                              <text:p text:style-name="P22">javax.validation.constraints.Mi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">Max</text:p>
                      <text:list>
                        <text:list-item>
                          <text:p text:style-name="P21">Package</text:p>
                          <text:list>
                            <text:list-item>
                              <text:p text:style-name="P3"><text:span text:style-name="T1">javax.validation.constraints.</text:span><text:span text:style-name="T3">Max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"><text:soft-page-break/>NotNull</text:p>
                      <text:list>
                        <text:list-item>
                          <text:p text:style-name="P24">Package</text:p>
                          <text:list>
                            <text:list-item>
                              <text:p text:style-name="P23">javax.validation.constraints.NotNull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JoinColumn</text:p>
                      <text:list>
                        <text:list-item>
                          <text:p text:style-name="P24">Package</text:p>
                          <text:list>
                            <text:list-item>
                              <text:p text:style-name="P20">javax.persistence.JoinColum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SuppressWarnings</text:p>
                      <text:list>
                        <text:list-item>
                          <text:p text:style-name="P15">Package</text:p>
                          <text:list>
                            <text:list-item>
                              <text:p text:style-name="P15">java.lang.SuppressWarning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Embedded</text:p>
                      <text:list>
                        <text:list-item>
                          <text:p text:style-name="P24">Package</text:p>
                          <text:list>
                            <text:list-item>
                              <text:p text:style-name="P5"><text:span text:style-name="T1">javax.persistence.</text:span><text:span text:style-name="T3">Embedde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">Embeddable</text:p>
                      <text:list>
                        <text:list-item>
                          <text:p text:style-name="P24">Package</text:p>
                          <text:list>
                            <text:list-item>
                              <text:p text:style-name="P5"><text:span text:style-name="T1">javax.persistence.</text:span><text:span text:style-name="T3">Embeddabl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AttributeOverrides</text:p>
                      <text:list>
                        <text:list-item>
                          <text:p text:style-name="P24">Package</text:p>
                          <text:list>
                            <text:list-item>
                              <text:p text:style-name="P5"><text:span text:style-name="T1">javax.persistence.</text:span><text:span text:style-name="T3">AttributeOverrid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OneToOne</text:p>
                      <text:list>
                        <text:list-item>
                          <text:p text:style-name="P24">Package</text:p>
                          <text:list>
                            <text:list-item>
                              <text:p text:style-name="P5"><text:span text:style-name="T1">javax.persistence.</text:span><text:span text:style-name="T4">OneToOn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OneToMany</text:p>
                      <text:list>
                        <text:list-item>
                          <text:p text:style-name="P24">Package</text:p>
                          <text:list>
                            <text:list-item>
                              <text:p text:style-name="P5"><text:span text:style-name="T1">javax.persistence.</text:span><text:span text:style-name="T4">OneToMany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ManyToOne</text:p>
                      <text:list>
                        <text:list-item>
                          <text:p text:style-name="P24">Package</text:p>
                          <text:list>
                            <text:list-item>
                              <text:p text:style-name="P26">javax.persistence.ManyToOn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ManyToMany</text:p>
                      <text:list>
                        <text:list-item>
                          <text:p text:style-name="P24">Package</text:p>
                          <text:list>
                            <text:list-item>
                              <text:p text:style-name="P5"><text:span text:style-name="T1">javax.persistence.</text:span><text:span text:style-name="T4">ManyToMany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Override</text:p>
                      <text:list>
                        <text:list-item>
                          <text:p text:style-name="P24">Package</text:p>
                          <text:list>
                            <text:list-item>
                              <text:p text:style-name="P17">java.lang.Overrid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Service</text:p>
                      <text:list>
                        <text:list-item>
                          <text:p text:style-name="P24">Package</text:p>
                          <text:list>
                            <text:list-item>
                              <text:p text:style-name="P1">org.springframework.stereotype.Servic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Controller</text:p>
                      <text:list>
                        <text:list-item>
                          <text:p text:style-name="P24">Package</text:p>
                          <text:list>
                            <text:list-item>
                              <text:p text:style-name="P5"><text:span text:style-name="T1">org.springframework.web.bind.annotation.</text:span><text:span text:style-name="T5">Controlle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RestController</text:p>
                      <text:list>
                        <text:list-item>
                          <text:p text:style-name="P24">Package</text:p>
                          <text:list>
                            <text:list-item>
                              <text:p text:style-name="P5"><text:span text:style-name="T1">org.springframework.web.bind.annotation.</text:span><text:span text:style-name="T5">RestControlle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Inheritance</text:p>
                      <text:list>
                        <text:list-item>
                          <text:p text:style-name="P24">Package</text:p>
                          <text:list>
                            <text:list-item>
                              <text:p text:style-name="P7">javax.persistence.Inheritanc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Slf4j</text:p>
                      <text:list>
                        <text:list-item>
                          <text:p text:style-name="P24">Package</text:p>
                          <text:list>
                            <text:list-item>
                              <text:p text:style-name="P1">lombok.extern.slf4j.Slf4j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Data</text:p>
                      <text:list>
                        <text:list-item>
                          <text:p text:style-name="P24"><text:soft-page-break/>Package</text:p>
                          <text:list>
                            <text:list-item>
                              <text:p text:style-name="P7">lombok.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RequiredArgsConstructor</text:p>
                      <text:list>
                        <text:list-item>
                          <text:p text:style-name="P24">Package</text:p>
                          <text:list>
                            <text:list-item>
                              <text:p text:style-name="P1">lombok.RequiredArgsConstructor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AllArgsConstructor</text:p>
                      <text:list>
                        <text:list-item>
                          <text:p text:style-name="P24">Package</text:p>
                          <text:list>
                            <text:list-item>
                              <text:p text:style-name="P1">lombok.AllArgsConstructor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NoArgsConstructor</text:p>
                      <text:list>
                        <text:list-item>
                          <text:p text:style-name="P24">Package</text:p>
                          <text:list>
                            <text:list-item>
                              <text:p text:style-name="P1">lombok.NoArgsConstructor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Builder</text:p>
                      <text:list>
                        <text:list-item>
                          <text:p text:style-name="P24">Package</text:p>
                          <text:list>
                            <text:list-item>
                              <text:p text:style-name="P28">lombok.Builder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ControllerAdvice</text:p>
                      <text:list>
                        <text:list-item>
                          <text:p text:style-name="P18">Package</text:p>
                          <text:list>
                            <text:list-item>
                              <text:p text:style-name="P18">org.springframework.web.bind.annotation.ControllerAdvic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ExceptionHandler</text:p>
                      <text:list>
                        <text:list-item>
                          <text:p text:style-name="P25">Package</text:p>
                          <text:list>
                            <text:list-item>
                              <text:p text:style-name="P18"><text:span text:style-name="T6">o</text:span><text:span text:style-name="T1">rg.springframework.web.bind.annotation.ExceptionHandle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Aspect</text:p>
                      <text:list>
                        <text:list-item>
                          <text:p text:style-name="P24">Package</text:p>
                          <text:list>
                            <text:list-item>
                              <text:p text:style-name="P5"><text:span text:style-name="T1">org.aspectj.lang.annotation.</text:span><text:span text:style-name="T5">Aspec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Component</text:p>
                      <text:list>
                        <text:list-item>
                          <text:p text:style-name="P24">Package</text:p>
                          <text:list>
                            <text:list-item>
                              <text:p text:style-name="P7">org.springframework.stereotype.Component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Repository</text:p>
                      <text:list>
                        <text:list-item>
                          <text:p text:style-name="P24">Package</text:p>
                          <text:list>
                            <text:list-item>
                              <text:p text:style-name="P26">org.springframework.stereotype.Repository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Before</text:p>
                      <text:list>
                        <text:list-item>
                          <text:p text:style-name="P24">Package</text:p>
                          <text:list>
                            <text:list-item>
                              <text:p text:style-name="P5"><text:span text:style-name="T1">org.aspectj.lang.annotation.</text:span><text:span text:style-name="T5">Befor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After</text:p>
                      <text:list>
                        <text:list-item>
                          <text:p text:style-name="P24">Package</text:p>
                          <text:list>
                            <text:list-item>
                              <text:p text:style-name="P5"><text:span text:style-name="T1">org.aspectj.lang.annotation.</text:span><text:span text:style-name="T5">Afte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Request Mapping</text:p>
                      <text:list>
                        <text:list-item>
                          <text:p text:style-name="P24">Package</text:p>
                          <text:list>
                            <text:list-item>
                              <text:p text:style-name="P5"><text:span text:style-name="T1">org.springframework.web.bind.annotation.</text:span><text:span text:style-name="T5">RequestMapping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GetMapping</text:p>
                      <text:list>
                        <text:list-item>
                          <text:p text:style-name="P24">Package</text:p>
                          <text:list>
                            <text:list-item>
                              <text:p text:style-name="P5"><text:span text:style-name="T1">org.springframework.web.bind.annotation.</text:span><text:span text:style-name="T5">GetMapping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PostMapping</text:p>
                      <text:list>
                        <text:list-item>
                          <text:p text:style-name="P24">Package</text:p>
                          <text:list>
                            <text:list-item>
                              <text:p text:style-name="P5"><text:span text:style-name="T1">org.springframework.web.bind.annotation.</text:span><text:span text:style-name="T5">PostMapping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PutMapping</text:p>
                      <text:list>
                        <text:list-item>
                          <text:p text:style-name="P24">Package</text:p>
                          <text:list>
                            <text:list-item>
                              <text:p text:style-name="P5"><text:span text:style-name="T1">org.springframework.web.bind.annotation.</text:span><text:span text:style-name="T5">PutMapping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DeleteMapping</text:p>
                      <text:list>
                        <text:list-item>
                          <text:p text:style-name="P24">Package</text:p>
                          <text:list>
                            <text:list-item>
                              <text:p text:style-name="P5"><text:span text:style-name="T1">org.springframework.web.bind.annotation.</text:span><text:span text:style-name="T5">DeleteMapping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PathVariable</text:p>
                      <text:list>
                        <text:list-item>
                          <text:p text:style-name="P24">Package</text:p>
                          <text:list>
                            <text:list-item>
                              <text:p text:style-name="P29"><text:span text:style-name="T1">org.springframework.web.bind.annotation.</text:span><text:span text:style-name="T5">PathVariabl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RequestBody</text:p>
                      <text:list>
                        <text:list-item>
                          <text:p text:style-name="P24">Package</text:p>
                          <text:list>
                            <text:list-item>
                              <text:p text:style-name="P5"><text:span text:style-name="T1">org.springframework.web.bind.annotation.</text:span><text:span text:style-name="T5">Requestbody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RequestParam</text:p>
                      <text:list>
                        <text:list-item>
                          <text:p text:style-name="P24">Package</text:p>
                          <text:list>
                            <text:list-item>
                              <text:p text:style-name="P5"><text:span text:style-name="T1">org.springframework.web.bind.annotation.</text:span><text:span text:style-name="T5">RequestParam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Produces</text:p>
                      <text:list>
                        <text:list-item>
                          <text:p text:style-name="P24">Package</text:p>
                          <text:list>
                            <text:list-item>
                              <text:p text:style-name="P5"><text:span text:style-name="T1">javax.ws.rs.</text:span><text:span text:style-name="T5">Produc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Consumes</text:p>
                      <text:list>
                        <text:list-item>
                          <text:p text:style-name="P24">Package</text:p>
                          <text:list>
                            <text:list-item>
                              <text:p text:style-name="P5"><text:span text:style-name="T1">javax.ws.rs.</text:span><text:span text:style-name="T5">Consum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PreAuthorize</text:p>
                      <text:list>
                        <text:list-item>
                          <text:p text:style-name="P24">Package</text:p>
                          <text:list>
                            <text:list-item>
                              <text:p text:style-name="P7">org.springframework.security.access.prepost.PreAuthoriz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Autowired</text:p>
                      <text:list>
                        <text:list-item>
                          <text:p text:style-name="P24">Package</text:p>
                          <text:list>
                            <text:list-item>
                              <text:p text:style-name="P26">org.springframework.beans.factory.annotation.Autowired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EnableGlobalMethodSecurity</text:p>
                      <text:list>
                        <text:list-item>
                          <text:p text:style-name="P24">Package</text:p>
                          <text:list>
                            <text:list-item>
                              <text:p text:style-name="P26">org.springframework.security.config.annotation.method.configuration.EnableGlobalMethodSecurity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EnableWebSecurity</text:p>
                      <text:list>
                        <text:list-item>
                          <text:p text:style-name="P24">Package</text:p>
                          <text:list>
                            <text:list-item>
                              <text:p text:style-name="P28">org.springframework.security.config.annotation.web.configuration.EnableWebSecurity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Description</text:p>
                      <text:list>
                        <text:list-item>
                          <text:p text:style-name="P24">Package</text:p>
                          <text:list>
                            <text:list-item>
                              <text:p text:style-name="P1">org.springframework.context.annotation.Descriptio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Transactiona<text:span text:style-name="T7">l</text:span></text:p>
                      <text:list>
                        <text:list-item>
                          <text:p text:style-name="P24">Package</text:p>
                          <text:list>
                            <text:list-item>
                              <text:p text:style-name="P1">org.springframework.transaction.annotation.Transactiona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9T10:22:13.282227654</meta:creation-date>
    <meta:generator>LibreOffice/7.1.8.1$Linux_X86_64 LibreOffice_project/10$Build-1</meta:generator>
    <dc:date>2022-07-09T10:23:01.480804050</dc:date>
    <meta:editing-duration>PT48S</meta:editing-duration>
    <meta:editing-cycles>1</meta:editing-cycles>
    <meta:document-statistic meta:table-count="0" meta:image-count="0" meta:object-count="0" meta:page-count="6" meta:paragraph-count="181" meta:word-count="369" meta:character-count="3837" meta:non-whitespace-character-count="3830"/>
  </office:meta>
</office:document-meta>
</file>